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riableExpressionTokenizer.indexOf( String expression , char chr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ExpressionTokenizer.tokenize( String expression , TokenReciever reciever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9">
            <text:p text:style-name="Table_20_Contents">49</text:p>
          </table:table-cell>
          <table:table-cell office:value-type="float" office:value="78">
            <text:p text:style-name="Table_20_Contents">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